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bold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28.00pt" fo:font-weight="normal" fo:font-family="'Times New Roman'" style:font-family-asian="'Times New Roman'" style:font-family-complex="'Times New Roman'" fo:background-color="transparent" fo:color="#000000"/>
    </style:style>
    <style:style style:name="T3" style:family="text">
      <style:text-properties fo:font-size="20.00pt" fo:font-weight="normal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5" style:family="text">
      <style:text-properties fo:font-size="14.00pt" style:text-position="super" fo:font-weight="bold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20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20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6.00pt" fo:font-weight="normal" fo:font-family="Calibri" style:font-family-asian="Calibri" style:font-family-complex="Calibri" fo:background-color="#d4d4d4" style:use-window-font-color="true"/>
    </style:style>
    <style:style style:name="T1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20.00pt" fo:font-weight="bold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6.00pt" fo:font-weight="bold" fo:font-family="Calibri" style:font-family-asian="Calibri" style:font-family-complex="Calibri" fo:background-color="#d4d4d4" style:use-window-font-color="true"/>
    </style:style>
    <style:style style:name="T3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#d4d4d4" style:use-window-font-color="true"/>
    </style:style>
    <style:style style:name="T4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#d4d4d4" style:use-window-font-color="true"/>
    </style:style>
    <style:style style:name="T4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6.00pt" fo:font-weight="bold" fo:font-family="Calibri" style:font-family-asian="Calibri" style:font-family-complex="Calibri" fo:background-color="#d4d4d4" style:use-window-font-color="true"/>
    </style:style>
    <style:style style:name="T5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8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bottom="8.00pt"/>
    </style:style>
    <style:style style:name="P3" style:family="paragraph">
      <style:paragraph-properties fo:line-height="100.00%" fo:text-align="left" fo:margin-bottom="8.00p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7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12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15" style:family="paragraph">
      <style:paragraph-properties fo:line-height="100.00%" fo:text-align="left" fo:margin-bottom="8.00pt"/>
    </style:style>
    <style:style style:name="P16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9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22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25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28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31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38" style:family="paragraph">
      <style:paragraph-properties fo:line-height="100.00%" fo:text-align="left" fo:margin-bottom="8.00pt"/>
    </style:style>
    <style:style style:name="P39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42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45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48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51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54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61" style:family="paragraph">
      <style:paragraph-properties fo:line-height="100.00%" fo:text-align="left" fo:margin-bottom="8.00pt"/>
    </style:style>
    <style:style style:name="P62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65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68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71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74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77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80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85" style:family="paragraph">
      <style:paragraph-properties fo:line-height="100.00%" fo:text-align="left" fo:margin-bottom="8.00pt"/>
    </style:style>
    <style:style style:name="TableColumn0100" style:family="table-column">
      <style:table-column-properties style:column-width="1.729167in"/>
    </style:style>
    <style:style style:name="TableColumn0101" style:family="table-column">
      <style:table-column-properties style:column-width="4.531250in"/>
    </style:style>
    <style:style style:name="Table01" style:family="table">
      <style:table-properties style:width="6.260417in" fo:margin-left="0.000000in" style:writing-mode="lr" table:align="left" style:may-break-between-rows="true"/>
    </style:style>
    <style:style style:name="TableRow0100" style:family="table-row">
      <style:table-row-properties style:min-row-height="0.281250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1" style:family="table-row">
      <style:table-row-properties style:min-row-height="0.208333in"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2" style:family="table-row">
      <style:table-row-properties style:min-row-height="0.208333in"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3" style:family="table-row">
      <style:table-row-properties style:min-row-height="0.312500in"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1.968750in"/>
    </style:style>
    <style:style style:name="TableColumn0201" style:family="table-column">
      <style:table-column-properties style:column-width="4.291667in"/>
    </style:style>
    <style:style style:name="Table02" style:family="table">
      <style:table-properties style:width="6.260417in" fo:margin-left="0.000000in" style:writing-mode="lr" table:align="left" style:may-break-between-rows="true"/>
    </style:style>
    <style:style style:name="TableRow0200" style:family="table-row">
      <style:table-row-properties style:min-row-height="0.354167in"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1" style:family="table-row">
      <style:table-row-properties style:min-row-height="0.208333in"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2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2" style:family="table-row">
      <style:table-row-properties style:min-row-height="0.322917in"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2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3" style:family="table-row">
      <style:table-row-properties style:min-row-height="0.562500in"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2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4" style:family="table-row">
      <style:table-row-properties style:min-row-height="0.479167in"/>
    </style:style>
    <style:style style:name="TableCell02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2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5" style:family="table-row">
      <style:table-row-properties style:min-row-height="0.458333in"/>
    </style:style>
    <style:style style:name="TableCell02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2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6" style:family="table-row">
      <style:table-row-properties style:min-row-height="0.458333in"/>
    </style:style>
    <style:style style:name="TableCell02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2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7" style:family="table-row">
      <style:table-row-properties style:min-row-height="0.458333in"/>
    </style:style>
    <style:style style:name="TableCell02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2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1.968750in"/>
    </style:style>
    <style:style style:name="TableColumn0301" style:family="table-column">
      <style:table-column-properties style:column-width="4.291667in"/>
    </style:style>
    <style:style style:name="Table03" style:family="table">
      <style:table-properties style:width="6.260417in" fo:margin-left="0.000000in" style:writing-mode="lr" table:align="left" style:may-break-between-rows="true"/>
    </style:style>
    <style:style style:name="TableRow0300" style:family="table-row">
      <style:table-row-properties style:min-row-height="0.354167in"/>
    </style:style>
    <style:style style:name="TableCell03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3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1" style:family="table-row">
      <style:table-row-properties style:min-row-height="0.208333in"/>
    </style:style>
    <style:style style:name="TableCell03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3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2" style:family="table-row">
      <style:table-row-properties style:min-row-height="0.302083in"/>
    </style:style>
    <style:style style:name="TableCell03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3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3" style:family="table-row">
      <style:table-row-properties style:min-row-height="0.562500in"/>
    </style:style>
    <style:style style:name="TableCell03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3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4" style:family="table-row">
      <style:table-row-properties style:min-row-height="0.479167in"/>
    </style:style>
    <style:style style:name="TableCell03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3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5" style:family="table-row">
      <style:table-row-properties style:min-row-height="0.458333in"/>
    </style:style>
    <style:style style:name="TableCell03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3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6" style:family="table-row">
      <style:table-row-properties style:min-row-height="0.458333in"/>
    </style:style>
    <style:style style:name="TableCell03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3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7" style:family="table-row">
      <style:table-row-properties style:min-row-height="0.458333in"/>
    </style:style>
    <style:style style:name="TableCell03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3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400" style:family="table-column">
      <style:table-column-properties style:column-width="1.968750in"/>
    </style:style>
    <style:style style:name="TableColumn0401" style:family="table-column">
      <style:table-column-properties style:column-width="4.291667in"/>
    </style:style>
    <style:style style:name="Table04" style:family="table">
      <style:table-properties style:width="6.260417in" fo:margin-left="0.000000in" style:writing-mode="lr" table:align="left" style:may-break-between-rows="true"/>
    </style:style>
    <style:style style:name="TableRow0400" style:family="table-row">
      <style:table-row-properties style:min-row-height="0.354167in"/>
    </style:style>
    <style:style style:name="TableCell04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4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1" style:family="table-row">
      <style:table-row-properties style:min-row-height="0.208333in"/>
    </style:style>
    <style:style style:name="TableCell04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4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2" style:family="table-row">
      <style:table-row-properties style:min-row-height="0.302083in"/>
    </style:style>
    <style:style style:name="TableCell04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4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3" style:family="table-row">
      <style:table-row-properties style:min-row-height="0.562500in"/>
    </style:style>
    <style:style style:name="TableCell04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4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4" style:family="table-row">
      <style:table-row-properties style:min-row-height="0.479167in"/>
    </style:style>
    <style:style style:name="TableCell04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4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5" style:family="table-row">
      <style:table-row-properties style:min-row-height="0.489583in"/>
    </style:style>
    <style:style style:name="TableCell04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4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6" style:family="table-row">
      <style:table-row-properties style:min-row-height="0.458333in"/>
    </style:style>
    <style:style style:name="TableCell04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4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7" style:family="table-row">
      <style:table-row-properties style:min-row-height="0.458333in"/>
    </style:style>
    <style:style style:name="TableCell04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4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>BUZZER Driver for AVR Microcontrollers</text:span><text:span text:style-name="T2"/></text:p>
      <text:p text:style-name="P1"><text:span text:style-name="T3"/></text:p>
      <text:p text:style-name="P1"><text:span text:style-name="T4">Version: 1</text:span><text:span text:style-name="T5">st</text:span><text:span text:style-name="T6"><text:s text:c="68"/>Date: 26/10/2023</text:span><text:span text:style-name="T7"/></text:p>
      <text:list text:style-name="L2">
        <text:list-item>
          <text:p text:style-name="P2"><text:span text:style-name="T8">API specification</text:span></text:p>
        </text:list-item>
      </text:list>
      <text:p text:style-name="P3"><text:span text:style-name="T8"><text:s text:c="7"/>1.1</text:span><text:span text:style-name="T9"><text:s/></text:span><text:span text:style-name="T10">Type definitions</text:span></text:p>
      <text:p text:style-name="P3"><text:span text:style-name="T10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5"><text:span text:style-name="T11">Name:</text:span><text:span text:style-name="T12"/></text:p>
          </table:table-cell>
          <table:table-cell table:style-name="TableCell010001">
            <text:p text:style-name="P5"><text:span text:style-name="T13">BUZZER_config_t</text:span><text:span text:style-name="T14"/></text:p>
          </table:table-cell>
        </table:table-row>
        <table:table-row table:style-name="TableRow0101">
          <table:table-cell table:style-name="TableCell010100">
            <text:p text:style-name="P8"><text:span text:style-name="T15">Type:</text:span><text:span text:style-name="T16"/></text:p>
          </table:table-cell>
          <table:table-cell table:style-name="TableCell010101">
            <text:p text:style-name="P8"><text:span text:style-name="T16">STRUCT</text:span></text:p>
          </table:table-cell>
        </table:table-row>
        <table:table-row table:style-name="TableRow0102">
          <table:table-cell table:style-name="TableCell010200">
            <text:p text:style-name="P10"><text:span text:style-name="T17">Element:</text:span><text:span text:style-name="T18"/></text:p>
          </table:table-cell>
          <table:table-cell table:style-name="TableCell010201">
            <text:p text:style-name="P10"><text:span text:style-name="T18"><text:s/></text:span><text:span text:style-name="T19">DIO_PIN_ID</text:span><text:span text:style-name="T20"><text:s/>pin_id;</text:span></text:p>
            <text:p text:style-name="P10"><text:span text:style-name="T20"><text:s text:c="2"/></text:span><text:span text:style-name="T21">DIO_PORT_ID</text:span><text:span text:style-name="T22"><text:s/>port_id;</text:span></text:p>
            <text:p text:style-name="P10"><text:span text:style-name="T22"><text:s text:c="2"/></text:span><text:span text:style-name="T23">DIO_PIN_DIRECTION_TYPE</text:span><text:span text:style-name="T24"><text:s/>pin_direction;, </text:span></text:p>
          </table:table-cell>
        </table:table-row>
        <table:table-row table:style-name="TableRow0103">
          <table:table-cell table:style-name="TableCell010300">
            <text:p text:style-name="P13"><text:span text:style-name="T25">Description:</text:span><text:span text:style-name="T26"/></text:p>
          </table:table-cell>
          <table:table-cell table:style-name="TableCell010301">
            <text:p text:style-name="P13"><text:span text:style-name="T26">Type definition for a BUZZWE configuration.</text:span></text:p>
          </table:table-cell>
        </table:table-row>
      </table:table>
      <text:p text:style-name="P15"><text:span text:style-name="T27"/></text:p>
      <text:p text:style-name="P15"><text:span text:style-name="T27"/></text:p>
      <text:p text:style-name="P15"><text:span text:style-name="T28">2. Function definitions </text:span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17"><text:span text:style-name="T29">Service name</text:span><text:span text:style-name="T30">:</text:span><text:span text:style-name="T31"/></text:p>
          </table:table-cell>
          <table:table-cell table:style-name="TableCell020001">
            <text:p text:style-name="P17"><text:span text:style-name="T32">BUZZER_init</text:span><text:span text:style-name="T33"/></text:p>
          </table:table-cell>
        </table:table-row>
        <table:table-row table:style-name="TableRow0201">
          <table:table-cell table:style-name="TableCell020100">
            <text:p text:style-name="P20"><text:span text:style-name="T33">Syntax:</text:span></text:p>
          </table:table-cell>
          <table:table-cell table:style-name="TableCell020101">
            <text:p text:style-name="P20"><text:span text:style-name="T34">void</text:span><text:span text:style-name="T35"><text:s/></text:span><text:span text:style-name="T36">BUZZER_init</text:span><text:span text:style-name="T37">(BUZZER_config_t *buzzer_config);</text:span></text:p>
          </table:table-cell>
        </table:table-row>
        <table:table-row table:style-name="TableRow0202">
          <table:table-cell table:style-name="TableCell020200">
            <text:p text:style-name="P23"><text:span text:style-name="T37">Parameters (in):</text:span></text:p>
          </table:table-cell>
          <table:table-cell table:style-name="TableCell020201">
            <text:p text:style-name="P23"><text:span text:style-name="T37">BUZZER_config_t *buzzer_config</text:span></text:p>
          </table:table-cell>
        </table:table-row>
        <table:table-row table:style-name="TableRow0203">
          <table:table-cell table:style-name="TableCell020300">
            <text:p text:style-name="P26"><text:span text:style-name="T37">Parameters (in/out):</text:span></text:p>
          </table:table-cell>
          <table:table-cell table:style-name="TableCell020301">
            <text:p text:style-name="P26"><text:span text:style-name="T37">None</text:span></text:p>
          </table:table-cell>
        </table:table-row>
        <table:table-row table:style-name="TableRow0204">
          <table:table-cell table:style-name="TableCell020400">
            <text:p text:style-name="P29"><text:span text:style-name="T37">Parameters (out):</text:span></text:p>
          </table:table-cell>
          <table:table-cell table:style-name="TableCell020401">
            <text:p text:style-name="P29"><text:span text:style-name="T37">None</text:span></text:p>
          </table:table-cell>
        </table:table-row>
        <table:table-row table:style-name="TableRow0205">
          <table:table-cell table:style-name="TableCell020500">
            <text:p text:style-name="P32"><text:span text:style-name="T37">Return value:</text:span></text:p>
          </table:table-cell>
          <table:table-cell table:style-name="TableCell020501">
            <text:p text:style-name="P32"><text:span text:style-name="T37">None</text:span></text:p>
          </table:table-cell>
        </table:table-row>
        <table:table-row table:style-name="TableRow0206">
          <table:table-cell table:style-name="TableCell020600">
            <text:p text:style-name="P34"><text:span text:style-name="T37">Description:</text:span></text:p>
          </table:table-cell>
          <table:table-cell table:style-name="TableCell020601">
            <text:p text:style-name="P34"><text:span text:style-name="T37">1. Fill the BUZZER configurations structure</text:span></text:p>
            <text:p text:style-name="P34"><text:span text:style-name="T37"><text:s/>2. Set the PIN direction which the led is connected as OUTPUT pin</text:span><text:span text:style-name="T38"/></text:p>
            <text:p text:style-name="P34"><text:span text:style-name="T38">3</text:span><text:span text:style-name="T39">. Initialize the BUZZER ON/OFF according to the initial value</text:span></text:p>
          </table:table-cell>
        </table:table-row>
        <table:table-row table:style-name="TableRow0207">
          <table:table-cell table:style-name="TableCell020700">
            <text:p text:style-name="P36"><text:span text:style-name="T39">NUM:</text:span></text:p>
          </table:table-cell>
          <table:table-cell table:style-name="TableCell020701">
            <text:p text:style-name="P36"><text:span text:style-name="T39"/></text:p>
          </table:table-cell>
        </table:table-row>
      </table:table>
      <text:p text:style-name="P38"><text:span text:style-name="T39"/></text:p>
      <text:p text:style-name="P38"><text:span text:style-name="T40"/></text:p>
      <text:p text:style-name="P38"><text:span text:style-name="T40"/></text:p>
      <text:p text:style-name="P38"><text:span text:style-name="T40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40"><text:span text:style-name="T41">Service name</text:span><text:span text:style-name="T42">:</text:span><text:span text:style-name="T43"/></text:p>
          </table:table-cell>
          <table:table-cell table:style-name="TableCell030001">
            <text:p text:style-name="P40"><text:span text:style-name="T44">BUZZER_setOn</text:span><text:span text:style-name="T45"/></text:p>
          </table:table-cell>
        </table:table-row>
        <table:table-row table:style-name="TableRow0301">
          <table:table-cell table:style-name="TableCell030100">
            <text:p text:style-name="P43"><text:span text:style-name="T45">Syntax:</text:span></text:p>
          </table:table-cell>
          <table:table-cell table:style-name="TableCell030101">
            <text:p text:style-name="P43"><text:span text:style-name="T46">void</text:span><text:span text:style-name="T47"><text:s/></text:span><text:span text:style-name="T48">BUZZER_setOn</text:span><text:span text:style-name="T49">(</text:span><text:span text:style-name="T50">void</text:span><text:span text:style-name="T51">)</text:span></text:p>
          </table:table-cell>
        </table:table-row>
        <table:table-row table:style-name="TableRow0302">
          <table:table-cell table:style-name="TableCell030200">
            <text:p text:style-name="P46"><text:span text:style-name="T51">Parameters (in):</text:span></text:p>
          </table:table-cell>
          <table:table-cell table:style-name="TableCell030201">
            <text:p text:style-name="P46"><text:span text:style-name="T51">None</text:span></text:p>
          </table:table-cell>
        </table:table-row>
        <table:table-row table:style-name="TableRow0303">
          <table:table-cell table:style-name="TableCell030300">
            <text:p text:style-name="P49"><text:span text:style-name="T51">Parameters (in/out):</text:span></text:p>
          </table:table-cell>
          <table:table-cell table:style-name="TableCell030301">
            <text:p text:style-name="P49"><text:span text:style-name="T51">None</text:span></text:p>
          </table:table-cell>
        </table:table-row>
        <table:table-row table:style-name="TableRow0304">
          <table:table-cell table:style-name="TableCell030400">
            <text:p text:style-name="P52"><text:span text:style-name="T51">Parameters (out):</text:span></text:p>
          </table:table-cell>
          <table:table-cell table:style-name="TableCell030401">
            <text:p text:style-name="P52"><text:span text:style-name="T51">None</text:span></text:p>
          </table:table-cell>
        </table:table-row>
        <table:table-row table:style-name="TableRow0305">
          <table:table-cell table:style-name="TableCell030500">
            <text:p text:style-name="P55"><text:span text:style-name="T51">Return value:</text:span></text:p>
          </table:table-cell>
          <table:table-cell table:style-name="TableCell030501">
            <text:p text:style-name="P55"><text:span text:style-name="T51">None</text:span></text:p>
          </table:table-cell>
        </table:table-row>
        <table:table-row table:style-name="TableRow0306">
          <table:table-cell table:style-name="TableCell030600">
            <text:p text:style-name="P57"><text:span text:style-name="T51">Description:</text:span></text:p>
          </table:table-cell>
          <table:table-cell table:style-name="TableCell030601">
            <text:p text:style-name="P57"><text:span text:style-name="T51"><text:s/>Description: Set the BUZZER state to ON </text:span></text:p>
          </table:table-cell>
        </table:table-row>
        <table:table-row table:style-name="TableRow0307">
          <table:table-cell table:style-name="TableCell030700">
            <text:p text:style-name="P59"><text:span text:style-name="T51">NUM:</text:span></text:p>
          </table:table-cell>
          <table:table-cell table:style-name="TableCell030701">
            <text:p text:style-name="P59"><text:span text:style-name="T51"/></text:p>
          </table:table-cell>
        </table:table-row>
      </table:table>
      <text:p text:style-name="P61"><text:span text:style-name="T51"/></text:p>
      <text:p text:style-name="P61"><text:span text:style-name="T52"/></text:p>
      <text:p text:style-name="P61"><text:span text:style-name="T52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63"><text:span text:style-name="T53">Service name</text:span><text:span text:style-name="T54">:</text:span><text:span text:style-name="T55"/></text:p>
          </table:table-cell>
          <table:table-cell table:style-name="TableCell040001">
            <text:p text:style-name="P63"><text:span text:style-name="T56">BUZZER_setOff</text:span><text:span text:style-name="T57"/></text:p>
          </table:table-cell>
        </table:table-row>
        <table:table-row table:style-name="TableRow0401">
          <table:table-cell table:style-name="TableCell040100">
            <text:p text:style-name="P66"><text:span text:style-name="T57">Syntax:</text:span></text:p>
          </table:table-cell>
          <table:table-cell table:style-name="TableCell040101">
            <text:p text:style-name="P66"><text:span text:style-name="T58">void</text:span><text:span text:style-name="T59"><text:s/></text:span><text:span text:style-name="T60">BUZZER_setOff</text:span><text:span text:style-name="T61">(</text:span><text:span text:style-name="T62">void</text:span><text:span text:style-name="T63">);</text:span></text:p>
          </table:table-cell>
        </table:table-row>
        <table:table-row table:style-name="TableRow0402">
          <table:table-cell table:style-name="TableCell040200">
            <text:p text:style-name="P69"><text:span text:style-name="T63">Parameters (in):</text:span></text:p>
          </table:table-cell>
          <table:table-cell table:style-name="TableCell040201">
            <text:p text:style-name="P69"><text:span text:style-name="T63">None</text:span></text:p>
          </table:table-cell>
        </table:table-row>
        <table:table-row table:style-name="TableRow0403">
          <table:table-cell table:style-name="TableCell040300">
            <text:p text:style-name="P72"><text:span text:style-name="T63">Parameters (in/out):</text:span></text:p>
          </table:table-cell>
          <table:table-cell table:style-name="TableCell040301">
            <text:p text:style-name="P72"><text:span text:style-name="T63">None</text:span></text:p>
          </table:table-cell>
        </table:table-row>
        <table:table-row table:style-name="TableRow0404">
          <table:table-cell table:style-name="TableCell040400">
            <text:p text:style-name="P75"><text:span text:style-name="T63">Parameters (out):</text:span></text:p>
          </table:table-cell>
          <table:table-cell table:style-name="TableCell040401">
            <text:p text:style-name="P75"><text:span text:style-name="T63">None</text:span></text:p>
          </table:table-cell>
        </table:table-row>
        <table:table-row table:style-name="TableRow0405">
          <table:table-cell table:style-name="TableCell040500">
            <text:p text:style-name="P78"><text:span text:style-name="T63">Return value:</text:span></text:p>
          </table:table-cell>
          <table:table-cell table:style-name="TableCell040501">
            <text:p text:style-name="P78"><text:span text:style-name="T63">None</text:span></text:p>
          </table:table-cell>
        </table:table-row>
        <table:table-row table:style-name="TableRow0406">
          <table:table-cell table:style-name="TableCell040600">
            <text:p text:style-name="P81"><text:span text:style-name="T63">Description:</text:span></text:p>
          </table:table-cell>
          <table:table-cell table:style-name="TableCell040601">
            <text:p text:style-name="P81"><text:span text:style-name="T63"><text:s/>Description: Set the BUZZER state to OFF </text:span></text:p>
          </table:table-cell>
        </table:table-row>
        <table:table-row table:style-name="TableRow0407">
          <table:table-cell table:style-name="TableCell040700">
            <text:p text:style-name="P83"><text:span text:style-name="T63">NUM:</text:span></text:p>
          </table:table-cell>
          <table:table-cell table:style-name="TableCell040701">
            <text:p text:style-name="P83"><text:span text:style-name="T63"/></text:p>
          </table:table-cell>
        </table:table-row>
      </table:table>
      <text:p text:style-name="P85"><text:span text:style-name="T63"/></text:p>
      <text:p text:style-name="P85"><text:span text:style-name="T64"/></text:p>
      <text:p text:style-name="P85"><text:span text:style-name="T6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